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_getObj.test_ge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ObjectTest_getObj.test_ge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ObjectTest_getObj.test_ge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ObjectTest_getObj.test_get_obj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